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1. The Challenge: Data-Rich, Knowledge-Locked</text:p>
      <text:p text:style-name="Text_20_body">Across research, public, and civic sectors, organizations recognize that advanced AI reasoning could help them interpret complex <text:span text:style-name="Strong_20_Emphasis">information</text:span> and make better decisions. Yet the systems capable of that reasoning are typically external—operated by providers who require <text:span text:style-name="Strong_20_Emphasis">data</text:span> transfer or indexing beyond the organization’s control. Most institutions lack the means to bring this capability inside their own governance boundaries.</text:p>
      <text:p text:style-name="Text_20_body">At the same time, many organizations struggle to access the <text:span text:style-name="Strong_20_Emphasis">knowledge</text:span> they already hold. Years of growth and specialization have buried <text:span text:style-name="Strong_20_Emphasis">information assets</text:span> across systems, formats, and divisions. AI reasoning offers a way to surface and connect these internal assets—allowing staff to query institutional <text:span text:style-name="Strong_20_Emphasis">knowledge domains</text:span> in natural language and reveal <text:span text:style-name="Strong_20_Emphasis">insights</text:span> that would otherwise remain locked in archives or individual expertise. Properly governed, this capacity strengthens mission performance and preserves organizational memory.</text:p>
      <text:p text:style-name="Text_20_body">The result is a persistent <text:span text:style-name="Strong_20_Emphasis">enterprise AI gap</text:span>: powerful reasoning exists, but few organizations can use it responsibly with the <text:span text:style-name="Strong_20_Emphasis">data, information, and knowledge</text:span> they steward. Some of this material is indeed too sensitive to expose—but much more remains under-utilized simply because no infrastructure ensures that consent, authority, and accountability accompany the reasoning process itself.</text:p>
      <text:p text:style-name="Text_20_body">This imbalance—<text:span text:style-name="Strong_20_Emphasis">data abundance without governance capacity</text:span>—prevents local <text:span text:style-name="Strong_20_Emphasis">insight</text:span> from informing collective understanding. Weak or inconsistent governance keeps <text:span text:style-name="Strong_20_Emphasis">knowledge</text:span> locked away, whether for justified protection or avoidable caution.</text:p>
      <text:p text:style-name="Text_20_body">Without verifiable systems for consent, attribution, and audit, institutions must choose between <text:span text:style-name="Strong_20_Emphasis">over-protection (silence)</text:span> and <text:span text:style-name="Strong_20_Emphasis">over-exposure (loss of control)</text:span>.</text:p>
      <text:p text:style-name="Text_20_body"><text:span text:style-name="Strong_20_Emphasis">RKL</text:span> addresses this gap by building governance infrastructure that allows AI reasoning to occur within policy boundaries rather than outside them—so organizations can convert both protected and under-used <text:span text:style-name="Strong_20_Emphasis">knowledge</text:span> into actionable <text:span text:style-name="Strong_20_Emphasis">insight</text:span> without surrendering custody or trus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09:25:03.162985282</meta:creation-date>
    <dc:date>2025-10-30T09:26:37.576071978</dc:date>
    <meta:editing-duration>PT1M35S</meta:editing-duration>
    <meta:editing-cycles>1</meta:editing-cycles>
    <meta:document-statistic meta:table-count="0" meta:image-count="0" meta:object-count="0" meta:page-count="1" meta:paragraph-count="7" meta:word-count="280" meta:character-count="2068" meta:non-whitespace-character-count="1801"/>
    <meta:generator>LibreOffice/24.2.7.2$Linux_X86_64 LibreOffice_project/420$Build-2</meta:generator>
  </office:meta>
</office:document-meta>
</file>